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fo:line-height="150%" fo:text-align="justify" style:justify-single-word="false"/>
    </style:style>
    <style:style style:name="P2" style:family="paragraph" style:parent-style-name="Standard">
      <style:paragraph-properties fo:margin-top="0cm" fo:margin-bottom="0cm" fo:line-height="150%" fo:text-align="justify" style:justify-single-word="false"/>
      <style:text-properties fo:color="#333333" style:font-name="Times New Roman" fo:font-size="12pt" style:font-size-asian="12pt" style:font-name-complex="Times New Roman1" style:font-size-complex="12pt"/>
    </style:style>
    <style:style style:name="P3" style:family="paragraph" style:parent-style-name="Standard" style:master-page-name="Standard">
      <style:paragraph-properties fo:margin-top="0cm" fo:margin-bottom="0cm" fo:line-height="150%" fo:text-align="justify" style:justify-single-word="false" style:page-number="auto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GB" style:font-size-asian="12pt" style:font-name-complex="Times New Roman1" style:font-size-complex="12pt"/>
    </style:style>
    <style:style style:name="T3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4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Copyeditor : Mathilde Nicolas. </text:span></text:p>
      <text:p text:style-name="P1"><text:span text:style-name="T2">Creator: Lefèvre d’Ormesson Olivier (1616-1686).</text:span></text:p>
      <text:p text:style-name="P1"><text:span text:style-name="T1">Title: Jour</text:span><text:bookmark text:name="_GoBack"/><text:span text:style-name="T1">nal d’Olivier Lefèvre d’Ormesson</text:span></text:p>
      <text:p text:style-name="P1"><text:span text:style-name="T1">Date: 1664. </text:span></text:p>
      <text:p text:style-name="P1"><text:span text:style-name="T1">Bibl: Olivier Lefèvre d’Ormesson, </text:span><text:span text:style-name="T3">Journal d’Olivier Lefèvre d’Ormesson</text:span><text:span text:style-name="T1">, Paris, Chéruel, 1860-1861.</text:span></text:p>
      <text:p text:style-name="P2"/>
      <text:p text:style-name="P2"/>
      <text:p text:style-name="Text_20_body"><text:span text:style-name="_3c_pb_3e_">142</text:span></text:p>
      <text:p text:style-name="Text_20_body"><text:span text:style-name="_3c_date_3e_">Ce mesme jour</text:span>, <text:span text:style-name="_3c_persName_3e_">M</text:span><text:span text:style-name="_3c_persName_3e_"><text:span text:style-name="T4">me</text:span></text:span><text:span text:style-name="_3c_persName_3e_"> de Sévigné</text:span> nous conta les divertissemens de <text:span text:style-name="_3c_placeName_3e_">Versailles</text:span>, qui avoient duré depuis <text:span text:style-name="_3c_date_3e_">le mercredy</text:span> jusques au <text:span text:style-name="_3c_date_3e_">dimanche</text:span>, en <text:span text:style-name="_3c_tech_3e_">courses de bague</text:span>, <text:span text:style-name="_3c_tech_3e_">ballets</text:span>, <text:span text:style-name="_3c_tech_3e_">comédies</text:span>, <text:span text:style-name="_3c_tech_3e_">feux d’artifices</text:span> et autres inventions fort belles ; que <text:span text:style-name="_3c_persName_3e_">tous les courtisans</text:span> estoient enragés ; car le <text:span text:style-name="_3c_pb_3e_">143</text:span> ne prenoit soin d’aucun d’eux, et <text:span text:style-name="_3c_persName_3e_">MM. De Guise</text:span>, <text:span text:style-name="_3c_persName_3e_">d’Elbeuf</text:span> n’avoient pas quasy un trou pour se mettre à couvert. </text:p>
      <text:p text:style-name="P2"/>
      <text:p text:style-name="P2"/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.15cm" fo:margin-bottom="0.15cm" fo:line-height="115%" fo:text-align="justify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_3c_salute_3e_" style:display-name="&lt;salute&gt;" style:family="paragraph" style:parent-style-name="Standard" style:default-outline-level="" style:list-style-name="">
      <style:paragraph-properties fo:margin-top="1cm" fo:margin-bottom="1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byline_3e_" style:display-name="&lt;byline&gt;" style:family="paragraph" style:parent-style-name="Standard" style:default-outline-level="" style:list-style-name="">
      <style:paragraph-properties fo:margin-top="0cm" fo:margin-bottom="0cm" fo:line-height="100%" fo:text-align="end" style:justify-single-word="false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_3e_" style:display-name="&lt;l&gt;" style:family="paragraph" style:parent-style-name="Standard" style:default-outline-level="" style:list-style-name="">
      <style:paragraph-properties fo:margin-top="0cm" fo:margin-bottom="0cm" fo:line-height="100%"/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label.head_3e_" style:display-name="&lt;label.head&gt;" style:family="paragraph" style:parent-style-name="Text_20_body" style:default-outline-level="" style:list-style-name="">
      <style:paragraph-properties fo:margin-left="0cm" fo:margin-right="0cm" fo:text-indent="1.251cm" style:auto-text-indent="false"/>
      <style:text-properties fo:font-style="italic" fo:font-weight="bold" style:font-style-asian="italic" style:font-weight-asian="bold"/>
    </style:style>
    <style:style style:name="_3c_description_3e_" style:display-name="&lt;description&gt;" style:family="paragraph" style:parent-style-name="Standard" style:default-outline-level="" style:list-style-name="">
      <style:paragraph-properties fo:margin-top="0cm" fo:margin-bottom="0cm" fo:line-height="100%"/>
      <style:text-properties style:font-name="Times New Roman" style:text-underline-style="solid" style:text-underline-width="auto" style:text-underline-color="font-color" style:font-name-asian="Times1" style:language-asian="fr" style:country-asian="FR" style:font-name-complex="Times New Roman1" style:font-size-complex="10pt"/>
    </style:style>
    <style:style style:name="Default_20_Paragraph_20_Font" style:display-name="Default Paragraph Font" style:family="text"/>
    <style:style style:name="_3c_pb_3e_" style:display-name="&lt;pb&gt;" style:family="text">
      <style:text-properties fo:color="#999999" style:font-name="Arial, sans-serif" fo:font-size="11pt" fo:background-color="#ffffff" style:font-size-asian="11pt"/>
    </style:style>
    <style:style style:name="_3c_persName_3e_" style:display-name="&lt;persName&gt;" style:family="text">
      <style:text-properties fo:color="#ffffff" fo:background-color="#ffff00"/>
    </style:style>
    <style:style style:name="_3c_placeName_3e_" style:display-name="&lt;placeName&gt;" style:family="text">
      <style:text-properties fo:background-color="#ff0000"/>
    </style:style>
    <style:style style:name="_3c_name_3e_" style:display-name="&lt;name&gt;" style:family="text">
      <style:text-properties fo:color="#00000a" fo:background-color="#0000ff"/>
    </style:style>
    <style:style style:name="_3c_tech_3e_" style:display-name="&lt;tech&gt;" style:family="text">
      <style:text-properties fo:background-color="#ffff00"/>
    </style:style>
    <style:style style:name="Corps_20_de_20_texte_20_Car" style:display-name="Corps de texte Car" style:family="text" style:parent-style-name="Default_20_Paragraph_20_Font">
      <style:text-properties style:font-name="Times" fo:font-size="12pt" style:font-name-asian="Times1" style:font-size-asian="12pt" style:language-asian="fr" style:country-asian="FR" style:font-name-complex="Times New Roman1" style:font-size-complex="10pt"/>
    </style:style>
    <style:style style:name="_3c_foreign_3e_" style:display-name="&lt;foreign&gt;" style:family="text" style:parent-style-name="Default_20_Paragraph_20_Font">
      <style:text-properties fo:color="#ff00ff"/>
    </style:style>
    <style:style style:name="_3c_date_3e_" style:display-name="&lt;date&gt;" style:family="text" style:parent-style-name="Default_20_Paragraph_20_Font"/>
    <style:style style:name="_3c_label.speaker_3e_" style:display-name="&lt;label.speaker&gt;" style:family="text" style:parent-style-name="Default_20_Paragraph_20_Font">
      <style:text-properties fo:font-style="italic" style:font-style-asian="italic"/>
    </style:style>
    <style:style style:name="_3c_label.head_3e__20_Car" style:display-name="&lt;label.head&gt; Car" style:family="text" style:parent-style-name="Corps_20_de_20_texte_20_Car">
      <style:text-properties style:font-name="Times" fo:font-size="12pt" fo:font-style="italic" fo:font-weight="bold" style:font-name-asian="Times1" style:font-size-asian="12pt" style:language-asian="fr" style:country-asian="FR" style:font-style-asian="italic" style:font-weight-asian="bold" style:font-name-complex="Times New Roman1" style:font-size-complex="10pt"/>
    </style:style>
    <style:style style:name="_3c_description_3e__20_Car" style:display-name="&lt;description&gt; Car" style:family="text" style:parent-style-name="Default_20_Paragraph_20_Font">
      <style:text-properties style:font-name="Times New Roman" style:text-underline-style="solid" style:text-underline-width="auto" style:text-underline-color="font-color" style:font-name-asian="Times1" style:language-asian="fr" style:country-asian="FR" style:font-name-complex="Times New Roman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ndows User</meta:initial-creator>
    <dc:creator>mathilde nicolas</dc:creator>
    <meta:editing-cycles>7</meta:editing-cycles>
    <meta:creation-date>2020-04-14T14:34:00</meta:creation-date>
    <dc:date>2020-05-11T14:54:00</dc:date>
    <meta:editing-duration>PT13S</meta:editing-duration>
    <meta:generator>OpenOffice/4.1.6$Win32 OpenOffice.org_project/416m1$Build-9790</meta:generator>
    <meta:document-statistic meta:table-count="0" meta:image-count="0" meta:object-count="0" meta:page-count="1" meta:paragraph-count="7" meta:word-count="93" meta:character-count="62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